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paragraph-rsid="000b1f03" style:font-size-asian="14pt" style:font-size-complex="14pt"/>
    </style:style>
    <style:style style:name="P2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b1f03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b1f03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paragraph-rsid="000b1f03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officeooo:rsid="000c5891" officeooo:paragraph-rsid="000c5891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b1f03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fo:font-weight="bold" officeooo:rsid="000b1f03" officeooo:paragraph-rsid="000b1f03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fo:font-weight="bold" officeooo:rsid="000b1f03" officeooo:paragraph-rsid="000b1f03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fo:font-weight="bold" officeooo:rsid="000b57a2" officeooo:paragraph-rsid="000b57a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b9a0b" officeooo:paragraph-rsid="000b9a0b" style:font-size-asian="12.25pt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Times New Roman" fo:font-size="14pt" fo:language="ru" fo:country="RU" officeooo:rsid="000c386b" officeooo:paragraph-rsid="000c386b" style:font-size-asian="12.25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0b1f03"/>
    </style:style>
    <style:style style:name="P13" style:family="paragraph" style:parent-style-name="Standard">
      <style:text-properties fo:color="#000000" loext:opacity="100%" style:font-name="Consolas" fo:font-size="9.5pt" style:font-size-asian="9.5pt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Consolas" fo:font-size="9.5pt" style:font-size-asian="9.5pt"/>
    </style:style>
    <style:style style:name="P15" style:family="paragraph" style:parent-style-name="Standard">
      <style:paragraph-properties fo:line-height="100%" fo:text-align="start" style:justify-single-word="false"/>
    </style:style>
    <style:style style:name="P16" style:family="paragraph" style:parent-style-name="Standard">
      <style:paragraph-properties fo:line-height="100%" fo:text-align="start" style:justify-single-word="false"/>
      <style:text-properties officeooo:paragraph-rsid="000b57a2"/>
    </style:style>
    <style:style style:name="T1" style:family="text">
      <style:text-properties fo:language="en" fo:country="US" officeooo:rsid="000b1f03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 officeooo:rsid="000b1f03"/>
    </style:style>
    <style:style style:name="T5" style:family="text">
      <style:text-properties fo:color="#000000" loext:opacity="100%" style:font-name="Consolas" fo:font-size="9.5pt" style:font-size-asian="9.5pt"/>
    </style:style>
    <style:style style:name="T6" style:family="text">
      <style:text-properties fo:color="#000000" loext:opacity="100%" style:font-name="Consolas" fo:font-size="9.5pt" fo:language="ru" fo:country="RU" fo:font-weight="bold" officeooo:rsid="000b1f03" style:font-size-asian="9.5pt" style:font-weight-asian="bold" style:font-size-complex="14pt" style:font-weight-complex="bold"/>
    </style:style>
    <style:style style:name="T7" style:family="text">
      <style:text-properties fo:color="#000000" loext:opacity="100%" fo:font-size="9.5pt" fo:language="ru" fo:country="RU" fo:font-weight="bold" officeooo:rsid="000b1f03" style:font-size-asian="9.5pt" style:font-weight-asian="bold" style:font-size-complex="14pt" style:font-weight-complex="bold"/>
    </style:style>
    <style:style style:name="T8" style:family="text">
      <style:text-properties fo:color="#000000" loext:opacity="100%" fo:language="ru" fo:country="RU" fo:font-weight="bold" officeooo:rsid="000b1f03" style:font-weight-asian="bold" style:font-weight-complex="bold"/>
    </style:style>
    <style:style style:name="T9" style:family="text">
      <style:text-properties fo:color="#000000" loext:opacity="100%" fo:font-weight="bold" officeooo:rsid="000b1f03" style:font-weight-asian="bold" style:font-weight-complex="bold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color="#000000" loext:opacity="100%" style:font-name="Times New Roman" fo:font-weight="bold" style:font-weight-asian="bold" style:font-weight-complex="bold"/>
    </style:style>
    <style:style style:name="T12" style:family="text">
      <style:text-properties fo:color="#000000" loext:opacity="100%" style:font-name="Times New Roman" fo:font-size="14pt" fo:font-weight="bold" style:font-size-asian="12.25pt" style:font-weight-asian="bold" style:font-size-complex="14pt" style:font-weight-complex="bold"/>
    </style:style>
    <style:style style:name="T13" style:family="text">
      <style:text-properties fo:color="#000000" loext:opacity="100%" fo:font-weight="normal" style:font-weight-asian="normal" style:font-weight-complex="normal"/>
    </style:style>
    <style:style style:name="T14" style:family="text">
      <style:text-properties fo:color="#000000" loext:opacity="100%" fo:font-weight="normal" style:font-size-asian="14pt" style:font-weight-asian="normal" style:font-weight-complex="normal"/>
    </style:style>
    <style:style style:name="T15" style:family="text">
      <style:text-properties fo:color="#000000" loext:opacity="100%" fo:font-weight="normal" officeooo:rsid="000b1f03" style:font-size-asian="14pt" style:font-weight-asian="normal" style:font-weight-complex="normal"/>
    </style:style>
    <style:style style:name="T16" style:family="text">
      <style:text-properties fo:color="#0000ff" loext:opacity="100%" style:font-name="Consolas" fo:font-size="9.5pt" style:font-size-asian="9.5pt"/>
    </style:style>
    <style:style style:name="T17" style:family="text">
      <style:text-properties fo:color="#0000ff" loext:opacity="100%" style:font-name="Consolas" fo:font-size="9.5pt" fo:font-weight="bold" style:font-size-asian="9.5pt" style:font-weight-asian="bold" style:font-weight-complex="bold"/>
    </style:style>
    <style:style style:name="T18" style:family="text">
      <style:text-properties fo:color="#a31515" loext:opacity="100%" style:font-name="Consolas" fo:font-size="9.5pt" style:font-size-asian="9.5pt"/>
    </style:style>
    <style:style style:name="T19" style:family="text">
      <style:text-properties officeooo:rsid="000c58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Ф </text:p>
      <text:p text:style-name="P6">Федеральное государственное бюджетное образовательное учреждение </text:p>
      <text:p text:style-name="P6">высшего образования </text:p>
      <text:p text:style-name="P6">«Рязанский государственный радиотехнический университет имени В.Ф. Уткина» </text:p>
      <text:p text:style-name="P6"/>
      <text:p text:style-name="P6"/>
      <text:p text:style-name="P6">Кафедра САПР ВС </text:p>
      <text:p text:style-name="P6"/>
      <text:p text:style-name="P6"/>
      <text:p text:style-name="P6">Отчет о лабораторной работе №<text:span text:style-name="T1">1</text:span>: </text:p>
      <text:p text:style-name="P12"><text:span text:style-name="T2">«Потоковые сокеты»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и: </text:p>
      <text:p text:style-name="P2">ст. гр.846 </text:p>
      <text:p text:style-name="P2">Степуро М. Н. </text:p>
      <text:p text:style-name="P2">Немцев А. Е. </text:p>
      <text:p text:style-name="P2">Проверил: </text:p>
      <text:p text:style-name="P5">Шибанов <text:s/>В. А.</text:p>
      <text:p text:style-name="P2"><text:span text:style-name="T19">Псоянц В. Г.</text:span> </text:p>
      <text:p text:style-name="P1"/>
      <text:p text:style-name="P1"/>
      <text:p text:style-name="P1"/>
      <text:p text:style-name="P3">Рязань 2021 </text:p>
      <text:p text:style-name="P4"><text:soft-page-break/><text:span text:style-name="T3">Цель работы:</text:span> <text:span text:style-name="T4">З</text:span>накомство с работой потоковых транспортных протоколов. </text:p>
      <text:p text:style-name="P4"/>
      <text:p text:style-name="P7">Практическая часть.</text:p>
      <text:p text:style-name="P9">Серверная часть кода:</text:p>
      <text:p text:style-name="P9"/>
      <text:p text:style-name="P8"><text:span text:style-name="T5"><text:s text:c="12"/></text:span><text:span text:style-name="T16">using</text:span><text:span text:style-name="T5"> (Socket socket = </text:span><text:span text:style-name="T16">new</text:span><text:span text:style-name="T5"> Socket(AddressFamily.InterNetwork, SocketType.Stream, ProtocolType.Tcp))</text:span></text:p>
      <text:p text:style-name="P15"><text:span text:style-name="T5"><text:s text:c="12"/>{</text:span></text:p>
      <text:p text:style-name="P15"><text:span text:style-name="T5"><text:s text:c="16"/></text:span><text:span text:style-name="T16">try</text:span></text:p>
      <text:p text:style-name="P15"><text:span text:style-name="T5"><text:s text:c="16"/>{</text:span></text:p>
      <text:p text:style-name="P15"><text:span text:style-name="T5"><text:s text:c="20"/>socket.Bind(ip);</text:span></text:p>
      <text:p text:style-name="P15"><text:span text:style-name="T5"><text:s text:c="20"/>socket.Listen(10);</text:span></text:p>
      <text:p text:style-name="P15"><text:span text:style-name="T5"><text:s text:c="20"/>control.PrintLine(</text:span><text:span text:style-name="T18">"Сервер включен..."</text:span><text:span text:style-name="T5">);</text:span></text:p>
      <text:p text:style-name="P15"><text:span text:style-name="T5"><text:s text:c="16"/>}</text:span></text:p>
      <text:p text:style-name="P15"><text:span text:style-name="T5"><text:s text:c="16"/></text:span><text:span text:style-name="T16">catch</text:span><text:span text:style-name="T5"> (Exception ex)</text:span></text:p>
      <text:p text:style-name="P15"><text:span text:style-name="T5"><text:s text:c="16"/>{</text:span></text:p>
      <text:p text:style-name="P15"><text:span text:style-name="T5"><text:s text:c="20"/>control.PrintLine(ex.Message);</text:span></text:p>
      <text:p text:style-name="P15"><text:span text:style-name="T5"><text:s text:c="16"/>}</text:span></text:p>
      <text:p text:style-name="P14"/>
      <text:p text:style-name="P15"><text:span text:style-name="T5"><text:s text:c="16"/></text:span><text:span text:style-name="T16">bool</text:span><text:span text:style-name="T5"> isExit = </text:span><text:span text:style-name="T16">true</text:span><text:span text:style-name="T5">;</text:span></text:p>
      <text:p text:style-name="P14"/>
      <text:p text:style-name="P15"><text:span text:style-name="T5"><text:s text:c="16"/></text:span><text:span text:style-name="T16">while</text:span><text:span text:style-name="T5"> (</text:span><text:span text:style-name="T16">true</text:span><text:span text:style-name="T5">)</text:span></text:p>
      <text:p text:style-name="P15"><text:span text:style-name="T5"><text:s text:c="16"/>{</text:span></text:p>
      <text:p text:style-name="P15"><text:span text:style-name="T5"><text:s text:c="20"/></text:span><text:span text:style-name="T16">var</text:span><text:span text:style-name="T5"> handler = socket.Accept();</text:span></text:p>
      <text:p text:style-name="P14"/>
      <text:p text:style-name="P15"><text:span text:style-name="T5"><text:s text:c="20"/></text:span><text:span text:style-name="T16">if</text:span><text:span text:style-name="T5"> (isExit)</text:span></text:p>
      <text:p text:style-name="P15"><text:span text:style-name="T5"><text:s text:c="20"/>{</text:span></text:p>
      <text:p text:style-name="P15"><text:span text:style-name="T5"><text:s text:c="24"/>control.PrintLine(handler.LocalEndPoint.ToString() + </text:span><text:span text:style-name="T18">" ("</text:span><text:span text:style-name="T5"> + DateTime.Now.ToShortTimeString() + </text:span><text:span text:style-name="T18">") - Подключился"</text:span><text:span text:style-name="T5">);</text:span></text:p>
      <text:p text:style-name="P14"/>
      <text:p text:style-name="P15"><text:span text:style-name="T5"><text:s text:c="24"/>isExit = !isExit;</text:span></text:p>
      <text:p text:style-name="P15"><text:span text:style-name="T5"><text:s text:c="20"/>}</text:span></text:p>
      <text:p text:style-name="P14"/>
      <text:p text:style-name="P15"><text:span text:style-name="T5"><text:s text:c="20"/></text:span><text:span text:style-name="T16">var</text:span><text:span text:style-name="T5"> builder = </text:span><text:span text:style-name="T16">new</text:span><text:span text:style-name="T5"> StringBuilder();</text:span></text:p>
      <text:p text:style-name="P15"><text:span text:style-name="T5"><text:s text:c="20"/></text:span><text:span text:style-name="T16">byte</text:span><text:span text:style-name="T5">[] data = </text:span><text:span text:style-name="T16">new</text:span><text:span text:style-name="T5"> </text:span><text:span text:style-name="T16">byte</text:span><text:span text:style-name="T5">[256];</text:span></text:p>
      <text:p text:style-name="P14"/>
      <text:p text:style-name="P15"><text:span text:style-name="T5"><text:s text:c="20"/></text:span><text:span text:style-name="T16">try</text:span></text:p>
      <text:p text:style-name="P15"><text:span text:style-name="T5"><text:s text:c="20"/>{</text:span></text:p>
      <text:p text:style-name="P15"><text:span text:style-name="T5"><text:s text:c="24"/></text:span><text:span text:style-name="T16">do</text:span></text:p>
      <text:p text:style-name="P15"><text:span text:style-name="T5"><text:s text:c="24"/>{</text:span></text:p>
      <text:p text:style-name="P15"><text:span text:style-name="T5"><text:s text:c="28"/></text:span><text:span text:style-name="T16">int</text:span><text:span text:style-name="T5"> bytes = handler.Receive(data);</text:span></text:p>
      <text:p text:style-name="P15"><text:span text:style-name="T5"><text:s text:c="28"/>builder.Append(Encoding.Unicode.GetString(data, 0, bytes));</text:span></text:p>
      <text:p text:style-name="P15"><text:span text:style-name="T5"><text:s text:c="24"/>}</text:span></text:p>
      <text:p text:style-name="P15"><text:span text:style-name="T5"><text:s text:c="24"/></text:span><text:span text:style-name="T16">while</text:span><text:span text:style-name="T5"> (handler.Available &gt; 0);</text:span></text:p>
      <text:p text:style-name="P14"/>
      <text:p text:style-name="P15"><text:span text:style-name="T5"><text:s text:c="24"/></text:span><text:span text:style-name="T16">if</text:span><text:span text:style-name="T5"> (builder.ToString().ToUpper() == </text:span><text:span text:style-name="T18">"QUIT"</text:span><text:span text:style-name="T5"> || builder.ToString().ToUpper() == </text:span><text:span text:style-name="T18">"ВЫХОД"</text:span><text:span text:style-name="T5">)</text:span></text:p>
      <text:p text:style-name="P15"><text:span text:style-name="T5"><text:s text:c="24"/>{</text:span></text:p>
      <text:p text:style-name="P15"><text:span text:style-name="T5"><text:s text:c="28"/>control.PrintLine(handler.LocalEndPoint.ToString() + </text:span><text:span text:style-name="T18">" ("</text:span><text:span text:style-name="T5"> + DateTime.Now.ToShortTimeString() + </text:span><text:span text:style-name="T18">") - Отключился"</text:span><text:span text:style-name="T5">);</text:span></text:p>
      <text:p text:style-name="P14"/>
      <text:p text:style-name="P15"><text:span text:style-name="T5"><text:s text:c="28"/>isExit = !isExit;</text:span></text:p>
      <text:p text:style-name="P15"><text:span text:style-name="T5"><text:s text:c="28"/>handler.Shutdown(SocketShutdown.Both);</text:span></text:p>
      <text:p text:style-name="P15"><text:span text:style-name="T5"><text:s text:c="28"/>handler.Close();</text:span></text:p>
      <text:p text:style-name="P15"><text:span text:style-name="T5"><text:s text:c="24"/>}</text:span></text:p>
      <text:p text:style-name="P15"><text:span text:style-name="T5"><text:s text:c="24"/></text:span><text:span text:style-name="T16">else</text:span></text:p>
      <text:p text:style-name="P15"><text:span text:style-name="T5"><text:s text:c="24"/>{</text:span></text:p>
      <text:p text:style-name="P15"><text:span text:style-name="T5"><text:s text:c="28"/>control.PrintLine(handler.LocalEndPoint.ToString() + </text:span><text:span text:style-name="T18">" ("</text:span><text:span text:style-name="T5"> + DateTime.Now.ToShortTimeString() + </text:span><text:span text:style-name="T18">"): "</text:span><text:span text:style-name="T5"> + builder.ToString());</text:span></text:p>
      <text:p text:style-name="P14"><text:soft-page-break/></text:p>
      <text:p text:style-name="P15"><text:span text:style-name="T5"><text:s text:c="28"/></text:span><text:span text:style-name="T16">string</text:span><text:span text:style-name="T5"> message = </text:span><text:span text:style-name="T18">"Ваше сообщение доставлено"</text:span><text:span text:style-name="T5">;</text:span></text:p>
      <text:p text:style-name="P15"><text:span text:style-name="T5"><text:s text:c="28"/>data = Encoding.Unicode.GetBytes(message);</text:span></text:p>
      <text:p text:style-name="P15"><text:span text:style-name="T5"><text:s text:c="28"/>handler.Send(data);</text:span></text:p>
      <text:p text:style-name="P15"><text:span text:style-name="T5"><text:s text:c="24"/>}</text:span></text:p>
      <text:p text:style-name="P15"><text:span text:style-name="T5"><text:s text:c="20"/>}</text:span></text:p>
      <text:p text:style-name="P15"><text:span text:style-name="T5"><text:s text:c="20"/></text:span><text:span text:style-name="T16">catch</text:span><text:span text:style-name="T5"> (Exception ex)</text:span></text:p>
      <text:p text:style-name="P15"><text:span text:style-name="T5"><text:s text:c="20"/>{</text:span></text:p>
      <text:p text:style-name="P15"><text:span text:style-name="T5"><text:s text:c="24"/>control.PrintLine(ex.Message);</text:span></text:p>
      <text:p text:style-name="P15"><text:span text:style-name="T5"><text:s text:c="24"/>handler.Shutdown(SocketShutdown.Both);</text:span></text:p>
      <text:p text:style-name="P15"><text:span text:style-name="T5"><text:s text:c="24"/>handler.Close();</text:span></text:p>
      <text:p text:style-name="P15"><text:span text:style-name="T5"><text:s text:c="24"/>isExit = !isExit;</text:span></text:p>
      <text:p text:style-name="P15"><text:span text:style-name="T5"><text:s text:c="20"/>}</text:span></text:p>
      <text:p text:style-name="P16"><text:span text:style-name="T5"><text:s text:c="16"/>}</text:span></text:p>
      <text:p text:style-name="P16"><text:span text:style-name="T6"><text:tab/>}</text:span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0"><text:span text:style-name="T9">К</text:span><text:span text:style-name="T10">лиентская часть кода:</text:span></text:p>
      <text:p text:style-name="P10"><text:span text:style-name="T10"/></text:p>
      <text:p text:style-name="P10"><text:span text:style-name="T17">if</text:span><text:span text:style-name="T5"> (!</text:span><text:span text:style-name="T16">int</text:span><text:span text:style-name="T5">.TryParse(ConfigurationManager.AppSettings[</text:span><text:span text:style-name="T18">"ServerPort"</text:span><text:span text:style-name="T5">], </text:span><text:span text:style-name="T16">out</text:span><text:span text:style-name="T5"> var port))</text:span></text:p>
      <text:p text:style-name="Standard"><text:span text:style-name="T5"><text:s text:c="12"/>{</text:span></text:p>
      <text:p text:style-name="Standard"><text:span text:style-name="T5"><text:s text:c="16"/>Console.WriteLine(</text:span><text:span text:style-name="T18">"Неверный Port"</text:span><text:span text:style-name="T5">);</text:span></text:p>
      <text:p text:style-name="Standard"><text:span text:style-name="T5"><text:s text:c="12"/>}</text:span></text:p>
      <text:p text:style-name="Standard"><text:span text:style-name="T5"><text:s text:c="12"/></text:span><text:span text:style-name="T16">else</text:span></text:p>
      <text:p text:style-name="Standard"><text:span text:style-name="T5"><text:s text:c="12"/>{</text:span></text:p>
      <text:p text:style-name="Standard"><text:span text:style-name="T5"><text:s text:c="16"/></text:span><text:span text:style-name="T16">var</text:span><text:span text:style-name="T5"> ip = </text:span><text:span text:style-name="T16">new</text:span><text:span text:style-name="T5"> IPEndPoint(IPAddress.Parse(ConfigurationManager.AppSettings[</text:span><text:span text:style-name="T18">"ServerIP"</text:span><text:span text:style-name="T5">]), port);</text:span></text:p>
      <text:p text:style-name="Standard"><text:span text:style-name="T5"><text:s text:c="16"/></text:span><text:span text:style-name="T16">while</text:span><text:span text:style-name="T5"> (</text:span><text:span text:style-name="T16">true</text:span><text:span text:style-name="T5">)</text:span></text:p>
      <text:p text:style-name="Standard"><text:span text:style-name="T5"><text:s text:c="16"/>{</text:span></text:p>
      <text:p text:style-name="Standard"><text:span text:style-name="T5"><text:s text:c="20"/></text:span><text:span text:style-name="T16">using</text:span><text:span text:style-name="T5"> (</text:span><text:span text:style-name="T16">var</text:span><text:span text:style-name="T5"> socket = </text:span><text:span text:style-name="T16">new</text:span><text:span text:style-name="T5"> Socket(AddressFamily.InterNetwork, SocketType.Stream, ProtocolType.Tcp))</text:span></text:p>
      <text:p text:style-name="Standard"><text:span text:style-name="T5"><text:s text:c="20"/>{</text:span></text:p>
      <text:p text:style-name="Standard"><text:span text:style-name="T5"><text:s text:c="24"/></text:span><text:span text:style-name="T16">try</text:span></text:p>
      <text:p text:style-name="Standard"><text:span text:style-name="T5"><text:s text:c="24"/>{</text:span></text:p>
      <text:p text:style-name="Standard"><text:span text:style-name="T5"><text:s text:c="28"/>socket.Connect(ip);</text:span></text:p>
      <text:p text:style-name="P13"/>
      <text:p text:style-name="Standard"><text:span text:style-name="T5"><text:s text:c="28"/>Console.Write(</text:span><text:span text:style-name="T18">"Введите сообщение: "</text:span><text:span text:style-name="T5">);</text:span></text:p>
      <text:p text:style-name="Standard"><text:span text:style-name="T5"><text:s text:c="28"/></text:span><text:span text:style-name="T16">string</text:span><text:span text:style-name="T5"> message = Console.ReadLine();</text:span></text:p>
      <text:p text:style-name="P13"/>
      <text:p text:style-name="Standard"><text:span text:style-name="T5"><text:s text:c="28"/></text:span><text:span text:style-name="T16">byte</text:span><text:span text:style-name="T5">[] data = Encoding.Unicode.GetBytes(message);</text:span></text:p>
      <text:p text:style-name="Standard"><text:span text:style-name="T5"><text:s text:c="28"/>socket.Send(data);</text:span></text:p>
      <text:p text:style-name="P13"/>
      <text:p text:style-name="P13"/>
      <text:p text:style-name="Standard"><text:span text:style-name="T5"><text:s text:c="28"/></text:span><text:span text:style-name="T16">if</text:span><text:span text:style-name="T5"> (message.ToUpper() == </text:span><text:span text:style-name="T18">"QUIT"</text:span><text:span text:style-name="T5"> || message.ToUpper() == </text:span><text:span text:style-name="T18">"ВЫХОД"</text:span><text:span text:style-name="T5">)</text:span></text:p>
      <text:p text:style-name="Standard"><text:span text:style-name="T5"><text:s text:c="28"/>{</text:span></text:p>
      <text:p text:style-name="Standard"><text:span text:style-name="T5"><text:s text:c="32"/>socket.Shutdown(SocketShutdown.Both);</text:span></text:p>
      <text:p text:style-name="Standard"><text:span text:style-name="T5"><text:s text:c="32"/>socket.Close();</text:span></text:p>
      <text:p text:style-name="Standard"><text:span text:style-name="T5"><text:s text:c="32"/></text:span><text:span text:style-name="T16">break</text:span><text:span text:style-name="T5">;</text:span></text:p>
      <text:p text:style-name="Standard"><text:span text:style-name="T5"><text:s text:c="28"/>}</text:span></text:p>
      <text:p text:style-name="P13"/>
      <text:p text:style-name="Standard"><text:span text:style-name="T5"><text:s text:c="28"/>data = </text:span><text:span text:style-name="T16">new</text:span><text:span text:style-name="T5"> </text:span><text:span text:style-name="T16">byte</text:span><text:span text:style-name="T5">[256];</text:span></text:p>
      <text:p text:style-name="Standard"><text:span text:style-name="T5"><text:s text:c="28"/></text:span><text:span text:style-name="T16">var</text:span><text:span text:style-name="T5"> builder = </text:span><text:span text:style-name="T16">new</text:span><text:span text:style-name="T5"> StringBuilder();</text:span></text:p>
      <text:p text:style-name="P13"/>
      <text:p text:style-name="Standard"><text:span text:style-name="T5"><text:s text:c="28"/></text:span><text:span text:style-name="T16">do</text:span></text:p>
      <text:p text:style-name="Standard"><text:span text:style-name="T5"><text:s text:c="28"/>{</text:span></text:p>
      <text:p text:style-name="Standard"><text:span text:style-name="T5"><text:s text:c="32"/></text:span><text:span text:style-name="T16">int</text:span><text:span text:style-name="T5"> bytes = socket.Receive(data, data.Length, 0);</text:span></text:p>
      <text:p text:style-name="Standard"><text:span text:style-name="T5"><text:s text:c="32"/>builder.Append(Encoding.Unicode.GetString(data, 0, bytes));</text:span></text:p>
      <text:p text:style-name="Standard"><text:span text:style-name="T5"><text:s text:c="28"/>}</text:span></text:p>
      <text:p text:style-name="Standard"><text:span text:style-name="T5"><text:s text:c="28"/></text:span><text:span text:style-name="T16">while</text:span><text:span text:style-name="T5"> (socket.Available &gt; 0);</text:span></text:p>
      <text:p text:style-name="P13"/>
      <text:p text:style-name="Standard"><text:span text:style-name="T5"><text:s text:c="28"/>Console.WriteLine(</text:span><text:span text:style-name="T18">"Ответ сервера: "</text:span><text:span text:style-name="T5"> + builder.ToString());</text:span></text:p>
      <text:p text:style-name="Standard"><text:span text:style-name="T5"><text:s text:c="24"/>}</text:span></text:p>
      <text:p text:style-name="Standard"><text:soft-page-break/><text:span text:style-name="T5"><text:s text:c="24"/></text:span><text:span text:style-name="T16">catch</text:span><text:span text:style-name="T5"> (Exception ex)</text:span></text:p>
      <text:p text:style-name="Standard"><text:span text:style-name="T5"><text:s text:c="24"/>{</text:span></text:p>
      <text:p text:style-name="Standard"><text:span text:style-name="T5"><text:s text:c="28"/>Console.WriteLine(ex.Message);</text:span></text:p>
      <text:p text:style-name="Standard"><text:span text:style-name="T5"><text:s text:c="28"/></text:span><text:span text:style-name="T16">continue</text:span><text:span text:style-name="T5">;</text:span></text:p>
      <text:p text:style-name="Standard"><text:span text:style-name="T5"><text:s text:c="24"/>}</text:span></text:p>
      <text:p text:style-name="Standard"><text:span text:style-name="T5"><text:s text:c="20"/>}</text:span></text:p>
      <text:p text:style-name="Standard"><text:span text:style-name="T5"><text:s text:c="16"/>}</text:span></text:p>
      <text:p text:style-name="P10"><text:span text:style-name="T5"><text:s text:c="12"/>}</text:span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1"><text:span text:style-name="T10">Вывод: </text:span><text:span text:style-name="T13">Мы <text:s/></text:span><text:span text:style-name="T14">познакомились с работой потоковых транспортных протоколо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5T03:01:41.303000000</dc:date>
    <meta:editing-duration>PT11M31S</meta:editing-duration>
    <meta:editing-cycles>5</meta:editing-cycles>
    <meta:generator>LibreOffice/7.2.0.4$Windows_X86_64 LibreOffice_project/9a9c6381e3f7a62afc1329bd359cc48accb6435b</meta:generator>
    <meta:document-statistic meta:table-count="0" meta:image-count="0" meta:object-count="0" meta:page-count="4" meta:paragraph-count="117" meta:word-count="309" meta:character-count="4911" meta:non-whitespace-character-count="2553"/>
  </office:meta>
</office:document-meta>
</file>